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image/png" manifest:full-path="Pictures/100000000000000C0000000C0D49683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gradient" draw:fill-gradient-name="Subtle" draw:textarea-horizontal-align="center" draw:textarea-vertical-align="middle"/>
    </style:style>
    <style:style style:name="gr3" style:family="graphic" style:parent-style-name="standard">
      <style:graphic-properties draw:fill="gradient" draw:fill-gradient-name="Subtle" draw:opacity="30%" draw:textarea-horizontal-align="center" draw:textarea-vertical-align="middle" draw:shadow-opacity="30%"/>
    </style:style>
    <style:style style:name="gr4" style:family="graphic" style:parent-style-name="standard">
      <style:graphic-properties svg:stroke-color="#00ff00" draw:fill="solid" draw:fill-color="#00ff00" draw:opacity="10%" draw:textarea-horizontal-align="center" draw:textarea-vertical-align="middle" draw:shadow-opacity="1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fill="gradient" draw:fill-color="#00b8ff" draw:fill-gradient-name="Subtle" draw:textarea-horizontal-align="center" draw:textarea-vertical-align="middle"/>
    </style:style>
    <style:style style:name="gr7" style:family="graphic" style:parent-style-name="objectwithoutfill">
      <style:graphic-properties svg:stroke-color="#33cc66" draw:marker-start-width="1cm" draw:fill="solid" draw:fill-color="#33cc66" draw:opacity="10%" draw:textarea-horizontal-align="center" draw:textarea-vertical-align="middle" draw:shadow-opacity="10%"/>
    </style:style>
    <style:style style:name="gr8" style:family="graphic" style:parent-style-name="objectwithoutfill">
      <style:graphic-properties svg:stroke-color="#ff3333" draw:marker-start-width="1cm" draw:fill="solid" draw:fill-color="#ff3333" draw:opacity="10%" draw:textarea-horizontal-align="center" draw:textarea-vertical-align="middle" draw:shadow-opacity="10%"/>
    </style:style>
    <style:style style:name="gr9" style:family="graphic" style:parent-style-name="objectwithoutfill">
      <style:graphic-properties svg:stroke-color="#ffff00" draw:fill="solid" draw:fill-color="#e6ff00" draw:opacity="10%" draw:textarea-horizontal-align="center" draw:textarea-vertical-align="middle" draw:shadow-opacity="10%"/>
    </style:style>
    <style:style style:name="gr10" style:family="graphic" style:parent-style-name="standard">
      <style:graphic-properties draw:fill="solid" draw:fill-color="#e6e6ff" draw:fill-hatch-name="Blue_20_Triple_20_90_20_Degrees" draw:opacity="50%" draw:textarea-horizontal-align="center" draw:textarea-vertical-align="middle" draw:shadow="hidden" draw:shadow-opacity="50%"/>
    </style:style>
    <style:style style:name="gr11" style:family="graphic" style:parent-style-name="standard">
      <style:graphic-properties draw:stroke="solid" draw:marker-start-width="0.5cm" draw:fill="none" draw:textarea-horizontal-align="center" draw:textarea-vertical-align="middle" draw:fit-to-contour="true" fo:min-height="13.716cm"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svg:stroke-color="#ff3366" draw:marker-start-width="0.5cm" draw:textarea-horizontal-align="center" draw:textarea-vertical-align="middle"/>
    </style:style>
    <style:style style:name="gr14" style:family="graphic" style:parent-style-name="standard">
      <style:graphic-properties svg:stroke-color="#ff0000" draw:marker-start-width="0.5cm" draw:textarea-horizontal-align="center" draw:textarea-vertical-align="middle"/>
    </style:style>
    <style:style style:name="gr15" style:family="graphic" style:parent-style-name="standard">
      <style:graphic-properties svg:stroke-color="#e6e6e6" draw:marker-start-width="1cm" draw:marker-end="Arrow" draw:marker-end-width="0.9cm" draw:textarea-horizontal-align="center" draw:textarea-vertical-align="middle"/>
    </style:style>
    <style:style style:name="gr16" style:family="graphic" style:parent-style-name="standard">
      <style:graphic-properties svg:stroke-color="#e6e6e6" draw:marker-start-width="0.5cm" draw:textarea-horizontal-align="center" draw:textarea-vertical-align="middle"/>
    </style:style>
    <style:style style:name="gr17" style:family="graphic" style:parent-style-name="standard">
      <style:graphic-properties draw:fill-color="#ff6633" draw:textarea-horizontal-align="center" draw:textarea-vertical-align="middle"/>
    </style:style>
    <style:style style:name="gr18" style:family="graphic" style:parent-style-name="standard">
      <style:graphic-properties svg:stroke-color="#e6e6ff" draw:marker-start-width="0.5cm" draw:textarea-horizontal-align="center" draw:textarea-vertical-align="middle"/>
    </style:style>
    <style:style style:name="pr1" style:family="presentation" style:parent-style-name="lyt-darkblue-title">
      <style:graphic-properties draw:fill-color="#ffffff" draw:auto-grow-height="true" fo:min-height="11.508cm"/>
    </style:style>
    <style:style style:name="pr2" style:family="presentation" style:parent-style-name="lyt-darkblue-notes">
      <style:graphic-properties draw:fill-color="#ffffff" fo:min-height="11.411cm"/>
    </style:style>
    <style:style style:name="pr3" style:family="presentation" style:parent-style-name="lyt-darkblue-title">
      <style:graphic-properties draw:fill-color="#ffffff" draw:auto-grow-height="true" fo:min-height="3.508cm"/>
    </style:style>
    <style:style style:name="pr4" style:family="presentation" style:parent-style-name="lyt-darkblue-outline1">
      <style:graphic-properties draw:fill-color="#ffffff" fo:min-height="13.716cm"/>
    </style:style>
    <style:style style:name="pr5" style:family="presentation" style:parent-style-name="lyt-darkblue-outline1">
      <style:graphic-properties draw:fill-color="#ffffff" fo:min-height="3.047cm"/>
    </style:style>
    <style:style style:name="pr6" style:family="presentation" style:parent-style-name="lyt-darkblue-title">
      <style:graphic-properties draw:fill-color="#ffffff" draw:auto-grow-height="true" draw:auto-grow-width="true" fo:min-height="3.507cm" fo:min-width="23.913cm"/>
    </style:style>
    <style:style style:name="pr7" style:family="presentation" style:parent-style-name="lyt-darkblue-outline1">
      <style:graphic-properties draw:fill-color="#ffffff" draw:auto-grow-height="true" draw:auto-grow-width="true" fo:min-height="13.715cm" fo:min-width="24.37cm"/>
    </style:style>
    <style:style style:name="pr8" style:family="presentation" style:parent-style-name="lyt-darkblue-notes">
      <style:graphic-properties draw:fill-color="#ffffff" draw:auto-grow-height="true" fo:min-height="11.411cm"/>
    </style:style>
    <style:style style:name="pr9" style:family="presentation" style:parent-style-name="lyt-darkblue-outline1">
      <style:graphic-properties draw:fill-color="#ffffff" draw:auto-grow-height="true" fo:min-height="13.547cm"/>
    </style:style>
    <style:style style:name="pr10" style:family="presentation" style:parent-style-name="lyt-darkblue-outline1">
      <style:graphic-properties draw:fill-color="#ffffff" draw:auto-grow-height="true" fo:min-height="13.716cm"/>
    </style:style>
    <style:style style:name="pr11" style:family="presentation" style:parent-style-name="lyt-darkblue-outline1">
      <style:graphic-properties draw:fill-color="#ffffff" draw:auto-grow-height="true" fo:min-height="7.547cm"/>
    </style:style>
    <style:style style:name="pr12" style:family="presentation" style:parent-style-name="lyt-darkblue-title">
      <style:graphic-properties draw:fill-color="#ffffff" fo:min-height="3.508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0cm" fo:margin-right="0cm" fo:text-indent="0cm"/>
      <style:text-properties fo:color="#23ff23"/>
    </style:style>
    <style:style style:name="P5" style:family="paragraph">
      <style:text-properties fo:color="#23ff23"/>
    </style:style>
    <style:style style:name="P6" style:family="paragraph">
      <style:paragraph-properties fo:text-align="center"/>
    </style:style>
    <style:style style:name="P7" style:family="paragraph">
      <style:paragraph-properties fo:margin-left="0cm" fo:margin-right="0cm" text:enable-numbering="false" fo:text-indent="0cm"/>
    </style:style>
    <style:style style:name="P8" style:family="paragraph">
      <style:paragraph-properties text:enable-numbering="true"/>
      <style:text-properties fo:font-size="18pt"/>
    </style:style>
    <style:style style:name="P9" style:family="paragraph">
      <style:paragraph-properties fo:margin-left="1.2cm" fo:margin-right="0cm" fo:line-height="200%" fo:text-indent="-0.9cm"/>
      <style:text-properties fo:font-size="26pt"/>
    </style:style>
    <style:style style:name="P10" style:family="paragraph">
      <style:paragraph-properties fo:margin-left="1.2cm" fo:margin-right="0cm" fo:line-height="100%" fo:text-align="start" fo:text-indent="-0.9cm"/>
    </style:style>
    <style:style style:name="P11" style:family="paragraph">
      <style:paragraph-properties fo:margin-left="0cm" fo:margin-right="0cm" fo:text-indent="0cm"/>
      <style:text-properties fo:font-size="20pt"/>
    </style:style>
    <style:style style:name="P12" style:family="paragraph">
      <style:paragraph-properties fo:margin-left="2.4cm" fo:margin-right="0cm" fo:text-indent="-0.8cm"/>
    </style:style>
    <style:style style:name="P13" style:family="paragraph">
      <style:paragraph-properties fo:margin-left="1.2cm" fo:margin-right="0cm" fo:line-height="100%" text:enable-numbering="true" fo:text-indent="-0.9cm"/>
    </style:style>
    <style:style style:name="P14" style:family="paragraph">
      <style:paragraph-properties fo:margin-left="2.4cm" fo:margin-right="0cm" fo:line-height="100%" text:enable-numbering="true" fo:text-indent="-0.8cm"/>
    </style:style>
    <style:style style:name="T1" style:family="text">
      <style:text-properties fo:color="#cc6633" fo:font-size="36pt"/>
    </style:style>
    <style:style style:name="T2" style:family="text">
      <style:text-properties fo:font-size="12pt"/>
    </style:style>
    <style:style style:name="T3" style:family="text">
      <style:text-properties fo:font-size="14pt"/>
    </style:style>
    <style:style style:name="T4" style:family="text">
      <style:text-properties fo:color="#23ff23"/>
    </style:style>
    <style:style style:name="T5" style:family="text">
      <style:text-properties fo:color="#00ff00" fo:font-size="18pt"/>
    </style:style>
    <style:style style:name="T6" style:family="text">
      <style:text-properties fo:color="#ff0000" fo:font-size="18pt"/>
    </style:style>
    <style:style style:name="T7" style:family="text">
      <style:text-properties fo:color="#ffff00" fo:font-size="18pt"/>
    </style:style>
    <style:style style:name="T8" style:family="text">
      <style:text-properties fo:font-size="26pt"/>
    </style:style>
    <style:style style:name="T9" style:family="text">
      <style:text-properties fo:font-size="2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darkblue" presentation:presentation-page-layout-name="AL1T19">
        <office:forms form:automatic-focus="false" form:apply-design-mode="false"/>
        <draw:frame presentation:style-name="pr1" draw:text-style-name="P1" draw:layer="layout" svg:width="23.912cm" svg:height="11.508cm" svg:x="2cm" svg:y="7.992cm" presentation:class="title" presentation:user-transformed="true">
          <draw:text-box>
            <text:p text:style-name="P1">NearOCR<text:line-break/><text:line-break/><text:line-break/><text:line-break/><text:line-break/><text:span text:style-name="T1">Neural net based OCR for Gen-Y.</text:span></text:p>
          </draw:text-box>
        </draw:frame>
        <presentation:notes draw:style-name="dp2">
          <draw:page-thumbnail draw:style-name="gr1" draw:layer="layout" svg:width="13.706cm" svg:height="10.28cm" svg:x="3.647cm" svg:y="2.853cm" draw:page-number="1" presentation:class="page"/>
          <draw:frame presentation:style-name="pr2"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2" draw:layer="layout" svg:width="23.912cm" svg:height="3.508cm" svg:x="2.058cm" svg:y="0.784cm" presentation:class="title">
          <draw:text-box>
            <text:p text:style-name="P2">Aims</text:p>
          </draw:text-box>
        </draw:frame>
        <draw:frame presentation:style-name="pr4" draw:layer="layout" svg:width="24.369cm" svg:height="13.716cm" svg:x="2.058cm" svg:y="5.453cm" presentation:class="outline" presentation:user-transformed="true">
          <draw:text-box>
            <text:list text:style-name="L2">
              <text:list-item>
                <text:p text:style-name="P3">Rather like any other OCR program: accept an image, output text</text:p>
              </text:list-item>
            </text:list>
            <text:list text:style-name="L2">
              <text:list-item>
                <text:p text:style-name="P3">Use the neural net for all pattern recognition</text:p>
              </text:list-item>
            </text:list>
            <text:list text:style-name="L2">
              <text:list-item>
                <text:p text:style-name="P3">Avoid dictionary based correction or other contextual methods</text:p>
              </text:list-item>
            </text:list>
            <text:list text:style-name="L2">
              <text:list-item>
                <text:p text:style-name="P3">Optimise and automate backpropagation of the net</text:p>
              </text:list-item>
            </text:list>
            <text:list text:style-name="L2">
              <text:list-item>
                <text:p text:style-name="P3">Retain all function with a clear separation from UI.</text:p>
              </text:list-item>
            </text:list>
          </draw:text-box>
        </draw:frame>
        <presentation:notes draw:style-name="dp2">
          <draw:page-thumbnail draw:style-name="gr1" draw:layer="layout" svg:width="13.706cm" svg:height="10.28cm" svg:x="3.647cm" svg:y="2.853cm" draw:page-number="2" presentation:class="page"/>
          <draw:frame presentation:style-name="pr2"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text-style-name="P2" draw:layer="layout" svg:width="23.912cm" svg:height="3.508cm" svg:x="2.058cm" svg:y="0.784cm" presentation:class="title">
          <draw:text-box>
            <text:p text:style-name="P2">Structure</text:p>
          </draw:text-box>
        </draw:frame>
        <draw:frame presentation:style-name="pr5" draw:text-style-name="P3" draw:layer="layout" svg:width="24.369cm" svg:height="3.047cm" svg:x="2.058cm" svg:y="5.453cm" presentation:class="outline" presentation:user-transformed="true">
          <draw:text-box>
            <text:list text:style-name="L2">
              <text:list-item>
                <text:p text:style-name="P3">Separate the net from the OCR library.</text:p>
              </text:list-item>
            </text:list>
            <text:list text:style-name="L2">
              <text:list-item>
                <text:p text:style-name="P3">Separate the OCR library from the UI</text:p>
              </text:list-item>
            </text:list>
          </draw:text-box>
        </draw:frame>
        <draw:rect draw:style-name="gr2" draw:layer="layout" svg:width="25.5cm" svg:height="1.5cm" svg:x="1cm" svg:y="9.5cm">
          <text:p text:style-name="P2">OCRManager <text:span text:style-name="T2">(sole interface to OCR library)</text:span></text:p>
        </draw:rect>
        <draw:rect draw:style-name="gr2" draw:layer="layout" svg:width="6cm" svg:height="1.5cm" svg:x="1cm" svg:y="11.5cm">
          <text:p text:style-name="P2">Document</text:p>
        </draw:rect>
        <draw:rect draw:style-name="gr2" draw:layer="layout" svg:width="6cm" svg:height="1.5cm" svg:x="7.5cm" svg:y="11.5cm">
          <text:p text:style-name="P2">Symbol table</text:p>
        </draw:rect>
        <draw:rect draw:style-name="gr2" draw:layer="layout" svg:width="6cm" svg:height="1.5cm" svg:x="20.5cm" svg:y="11.5cm">
          <text:p text:style-name="P2">Net stack</text:p>
        </draw:rect>
        <draw:rect draw:style-name="gr3" draw:text-style-name="P2" draw:layer="layout" svg:width="6cm" svg:height="3.5cm" svg:x="14cm" svg:y="11.5cm">
          <text:p text:style-name="P2">Receptor net</text:p>
          <text:p text:style-name="P1"><text:span text:style-name="T3">(alternative to resizing)</text:span></text:p>
        </draw:rect>
        <draw:rect draw:style-name="gr2" draw:layer="layout" svg:width="6cm" svg:height="1.5cm" svg:x="7.5cm" svg:y="13.5cm">
          <text:p text:style-name="P2">Symbols</text:p>
        </draw:rect>
        <draw:rect draw:style-name="gr2" draw:layer="layout" svg:width="6cm" svg:height="1.5cm" svg:x="1cm" svg:y="13.5cm">
          <text:p text:style-name="P2">Letters</text:p>
        </draw:rect>
        <draw:rect draw:style-name="gr2" draw:layer="layout" svg:width="6cm" svg:height="3.5cm" svg:x="20.5cm" svg:y="13.5cm">
          <text:p text:style-name="P2">NearNeural</text:p>
          <text:p text:style-name="P1"><text:span text:style-name="T3">(separate library)</text:span></text:p>
        </draw:rect>
        <draw:rect draw:style-name="gr4" draw:layer="layout" svg:width="12.5cm" svg:height="3.5cm" svg:x="1cm" svg:y="13.5cm">
          <text:p text:style-name="P2"/>
        </draw:rect>
        <draw:frame draw:style-name="gr5" draw:text-style-name="P5" draw:layer="layout" svg:width="7.999cm" svg:height="0.987cm" svg:x="3.429cm" svg:y="15.513cm">
          <draw:text-box>
            <text:p text:style-name="P4"><text:span text:style-name="T4">Scalable Characters</text:span></text:p>
          </draw:text-box>
        </draw:frame>
        <presentation:notes draw:style-name="dp2">
          <draw:page-thumbnail draw:style-name="gr1" draw:layer="layout" svg:width="13.706cm" svg:height="10.28cm" svg:x="3.647cm" svg:y="2.853cm" draw:page-number="3" presentation:class="page"/>
          <draw:frame presentation:style-name="pr2"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19">
        <office:forms form:automatic-focus="false" form:apply-design-mode="false"/>
        <draw:frame presentation:style-name="pr3" draw:text-style-name="P2" draw:layer="layout" svg:width="23.912cm" svg:height="3.508cm" svg:x="2.058cm" svg:y="0.784cm" presentation:class="title">
          <draw:text-box>
            <text:p text:style-name="P2">Overview</text:p>
          </draw:text-box>
        </draw:frame>
        <draw:rect draw:style-name="gr2" draw:layer="layout" svg:width="4.5cm" svg:height="1.5cm" svg:x="13cm" svg:y="12cm">
          <text:p text:style-name="P2">Nets</text:p>
        </draw:rect>
        <draw:rect draw:style-name="gr2" draw:layer="layout" svg:width="14.5cm" svg:height="1.5cm" svg:x="3cm" svg:y="10cm">
          <text:p text:style-name="P2">Serialise</text:p>
        </draw:rect>
        <draw:rect draw:style-name="gr2" draw:layer="layout" svg:width="7cm" svg:height="1.5cm" svg:x="3cm" svg:y="4cm">
          <text:p text:style-name="P2">Image</text:p>
        </draw:rect>
        <draw:rect draw:style-name="gr2" draw:layer="layout" svg:width="22cm" svg:height="1.5cm" svg:x="3cm" svg:y="18cm">
          <text:p text:style-name="P2">Text</text:p>
        </draw:rect>
        <draw:rect draw:style-name="gr2" draw:layer="layout" svg:width="7cm" svg:height="1.5cm" svg:x="3cm" svg:y="6cm">
          <text:p text:style-name="P2">Slice</text:p>
        </draw:rect>
        <draw:rect draw:style-name="gr2" draw:layer="layout" svg:width="14.5cm" svg:height="1.5cm" svg:x="3cm" svg:y="8cm">
          <text:p text:style-name="P2">Scale</text:p>
        </draw:rect>
        <draw:rect draw:style-name="gr2" draw:layer="layout" svg:width="14.5cm" svg:height="3.5cm" svg:x="10.5cm" svg:y="4cm">
          <text:p text:style-name="P2">Symbol</text:p>
        </draw:rect>
        <draw:rect draw:style-name="gr2" draw:layer="layout" svg:width="4.5cm" svg:height="1.5cm" svg:x="3cm" svg:y="12cm">
          <text:p text:style-name="P2">Covariance</text:p>
        </draw:rect>
        <draw:rect draw:style-name="gr2" draw:layer="layout" svg:width="4.5cm" svg:height="1.5cm" svg:x="8cm" svg:y="12cm">
          <text:p text:style-name="P2">Subtract</text:p>
        </draw:rect>
        <draw:rect draw:style-name="gr2" draw:layer="layout" svg:width="12cm" svg:height="1.5cm" svg:x="3cm" svg:y="14cm">
          <text:p text:style-name="P2">Weight each result</text:p>
        </draw:rect>
        <draw:rect draw:style-name="gr2" draw:layer="layout" svg:width="22cm" svg:height="1.5cm" svg:x="3cm" svg:y="16cm">
          <text:p text:style-name="P2">Correlate weights to results</text:p>
        </draw:rect>
        <draw:polygon draw:style-name="gr6" draw:text-style-name="P6" draw:layer="layout" svg:width="9.499cm" svg:height="7.499cm" svg:x="15.5cm" svg:y="8cm" svg:viewBox="0 0 9500 7500" draw:points="2500,0 2500,6000 0,6000 0,7500 9500,7500 9500,0">
          <text:p text:style-name="P1">Weighting</text:p>
          <text:p text:style-name="P1">table</text:p>
        </draw:polygon>
        <draw:polygon draw:style-name="gr7" draw:layer="layout" svg:width="21.999cm" svg:height="13.499cm" svg:x="3cm" svg:y="4cm" svg:viewBox="0 0 22000 13500" draw:points="7500,0 7500,3500 15000,3500 15000,10000 12500,10000 12500,12000 0,12000 0,13500 22000,13500 22000,0">
          <text:p text:style-name="P2"/>
        </draw:polygon>
        <draw:polygon draw:style-name="gr8" draw:layer="layout" svg:width="6.999cm" svg:height="3.499cm" svg:x="3cm" svg:y="4cm" svg:viewBox="0 0 7000 3500" draw:points="0,0 7000,0 7000,3500 0,3500">
          <text:p text:style-name="P2"/>
        </draw:polygon>
        <draw:polygon draw:style-name="gr9" draw:layer="layout" svg:width="14.499cm" svg:height="5.499cm" svg:x="3cm" svg:y="10cm" svg:viewBox="0 0 14500 5500" draw:points="0,0 0,5500 12000,5500 12000,3500 14500,3500 14500,0">
          <text:p text:style-name="P2"/>
        </draw:polygon>
        <draw:frame draw:style-name="gr5" draw:text-style-name="P8" draw:layer="layout" svg:width="4.947cm" svg:height="2.224cm" svg:x="20cm" svg:y="1.276cm">
          <draw:text-box>
            <text:p text:style-name="P7"><text:span text:style-name="T5">Symbol table</text:span></text:p>
            <text:p text:style-name="P7"><text:span text:style-name="T6">Document</text:span></text:p>
            <text:p text:style-name="P7"><text:span text:style-name="T7">Analysis routine</text:span></text:p>
          </draw:text-box>
        </draw:frame>
        <presentation:notes draw:style-name="dp2">
          <draw:page-thumbnail draw:style-name="gr1" draw:layer="layout" svg:width="13.706cm" svg:height="10.28cm" svg:x="3.647cm" svg:y="2.853cm" draw:page-number="4" presentation:class="page"/>
          <draw:frame presentation:style-name="pr2"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6" draw:text-style-name="P2" draw:layer="layout" svg:width="23.913cm" svg:height="3.507cm" svg:x="2.058cm" svg:y="0.784cm" presentation:class="title">
          <draw:text-box draw:corner-radius="0.1cm">
            <text:p text:style-name="P2">Design Challenges</text:p>
          </draw:text-box>
        </draw:frame>
        <draw:frame presentation:style-name="pr7" draw:text-style-name="P9" draw:layer="layout" svg:width="24.37cm" svg:height="13.715cm" svg:x="2.061cm" svg:y="5.453cm" presentation:class="outline" presentation:user-transformed="true">
          <draw:text-box draw:corner-radius="0.1cm">
            <text:list text:style-name="L2">
              <text:list-item>
                <text:p text:style-name="P9"><text:span text:style-name="T8">Neural nets have finite numbers of inputs</text:span></text:p>
              </text:list-item>
            </text:list>
            <text:list text:style-name="L2">
              <text:list-item>
                <text:p text:style-name="P9"><text:span text:style-name="T8">Outputs are within a restricted range</text:span></text:p>
              </text:list-item>
            </text:list>
            <text:list text:style-name="L2">
              <text:list-item>
                <text:p text:style-name="P9"><text:span text:style-name="T8">Inputs are most effective within a restricted range</text:span></text:p>
              </text:list-item>
            </text:list>
            <text:list text:style-name="L2">
              <text:list-item>
                <text:p text:style-name="P9"><text:span text:style-name="T8">Letters are of different aspect ratios, sizes, fonts</text:span></text:p>
              </text:list-item>
            </text:list>
            <text:list text:style-name="L2">
              <text:list-item>
                <text:p text:style-name="P9"><text:span text:style-name="T8">Document flow can be difficult to infer from layout</text:span></text:p>
              </text:list-item>
            </text:list>
          </draw:text-box>
        </draw:frame>
        <presentation:notes draw:style-name="dp2">
          <draw:page-thumbnail draw:style-name="gr1" draw:layer="layout" svg:width="13.706cm" svg:height="10.28cm" svg:x="3.647cm" svg:y="2.853cm" draw:page-number="5" presentation:class="page"/>
          <draw:frame presentation:style-name="pr8" draw:text-style-name="P2"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3T6">
        <office:forms form:automatic-focus="false" form:apply-design-mode="false"/>
        <draw:frame presentation:style-name="pr3" draw:text-style-name="P2" draw:layer="layout" svg:width="23.912cm" svg:height="3.508cm" svg:x="2.058cm" svg:y="0.784cm" presentation:class="title">
          <draw:text-box>
            <text:p text:style-name="P2">Adapting to finite inputs: Approach 1: receptors.</text:p>
          </draw:text-box>
        </draw:frame>
        <draw:frame presentation:style-name="pr9" draw:text-style-name="P3" draw:layer="layout" svg:width="24.942cm" svg:height="13.547cm" svg:x="2.058cm" svg:y="5cm" presentation:class="outline" presentation:user-transformed="true">
          <draw:text-box>
            <text:list text:style-name="L2">
              <text:list-item>
                <text:p text:style-name="P10">Use a vector receptor 'net' that is mapped onto every character.</text:p>
              </text:list-item>
            </text:list>
            <text:list text:style-name="L2">
              <text:list-item>
                <text:p text:style-name="P10">Each receptor takes mean of the pixel values through which it passes.</text:p>
              </text:list-item>
            </text:list>
          </draw:text-box>
        </draw:frame>
        <draw:rect draw:style-name="gr10" draw:layer="layout" svg:width="12.5cm" svg:height="7cm" svg:x="15cm" svg:y="11cm">
          <text:p text:style-name="P2"/>
        </draw:rect>
        <draw:frame draw:style-name="gr11" draw:text-style-name="P1" draw:layer="layout" svg:width="6.188cm" svg:height="6.188cm" svg:x="20.812cm" svg:y="11.312cm" presentation:class="graphic" presentation:user-transformed="true">
          <draw:image xlink:href="Pictures/100000000000000C0000000C0D496838.png" xlink:type="simple" xlink:show="embed" xlink:actuate="onLoad">
            <text:p text:style-name="P2"/>
          </draw:image>
        </draw:frame>
        <draw:g>
          <draw:rect draw:style-name="gr12" draw:layer="layout" svg:width="3.643cm" svg:height="3.642cm" svg:x="15.357cm" svg:y="14cm">
            <text:p text:style-name="P2"/>
          </draw:rect>
          <draw:line draw:style-name="gr13" draw:layer="layout" svg:x1="15.617cm" svg:y1="14.52cm" svg:x2="16.137cm" svg:y2="14.78cm">
            <text:p text:style-name="P2"/>
          </draw:line>
          <draw:line draw:style-name="gr13" draw:layer="layout" svg:x1="17.438cm" svg:y1="14.52cm" svg:x2="17.178cm" svg:y2="15.04cm">
            <text:p text:style-name="P2"/>
          </draw:line>
          <draw:line draw:style-name="gr13" draw:layer="layout" svg:x1="17.959cm" svg:y1="15.821cm" svg:x2="18.219cm" svg:y2="16.081cm">
            <text:p text:style-name="P2"/>
          </draw:line>
          <draw:line draw:style-name="gr13" draw:layer="layout" svg:x1="16.918cm" svg:y1="16.341cm" svg:x2="16.918cm" svg:y2="16.861cm">
            <text:p text:style-name="P2"/>
          </draw:line>
          <draw:line draw:style-name="gr13" draw:layer="layout" svg:x1="15.877cm" svg:y1="15.821cm" svg:x2="16.397cm" svg:y2="16.081cm">
            <text:p text:style-name="P2"/>
          </draw:line>
          <draw:line draw:style-name="gr13" draw:layer="layout" svg:x1="17.179cm" svg:y1="15.3cm" svg:x2="16.398cm" svg:y2="15.56cm">
            <text:p text:style-name="P2"/>
          </draw:line>
          <draw:line draw:style-name="gr13" draw:layer="layout" svg:x1="17.438cm" svg:y1="16.081cm" svg:x2="17.698cm" svg:y2="16.341cm">
            <text:p text:style-name="P2"/>
          </draw:line>
          <draw:line draw:style-name="gr13" draw:layer="layout" svg:x1="18.219cm" svg:y1="16.862cm" svg:x2="17.959cm" svg:y2="17.382cm">
            <text:p text:style-name="P2"/>
          </draw:line>
          <draw:line draw:style-name="gr13" draw:layer="layout" svg:x1="16.398cm" svg:y1="17.122cm" svg:x2="16.398cm" svg:y2="17.382cm">
            <text:p text:style-name="P2"/>
          </draw:line>
          <draw:line draw:style-name="gr13" draw:layer="layout" svg:x1="17.438cm" svg:y1="17.122cm" svg:x2="17.698cm" svg:y2="17.382cm">
            <text:p text:style-name="P2"/>
          </draw:line>
          <draw:line draw:style-name="gr13" draw:layer="layout" svg:x1="18.739cm" svg:y1="17.122cm" svg:x2="18.479cm" svg:y2="17.382cm">
            <text:p text:style-name="P2"/>
          </draw:line>
          <draw:line draw:style-name="gr13" draw:layer="layout" svg:x1="18.219cm" svg:y1="16.601cm" svg:x2="18.739cm" svg:y2="16.861cm">
            <text:p text:style-name="P2"/>
          </draw:line>
          <draw:line draw:style-name="gr13" draw:layer="layout" svg:x1="18.219cm" svg:y1="15.3cm" svg:x2="18.739cm" svg:y2="15.04cm">
            <text:p text:style-name="P2"/>
          </draw:line>
          <draw:line draw:style-name="gr13" draw:layer="layout" svg:x1="17.959cm" svg:y1="14.52cm" svg:x2="18.219cm" svg:y2="15.04cm">
            <text:p text:style-name="P2"/>
          </draw:line>
          <draw:line draw:style-name="gr13" draw:layer="layout" svg:x1="17.698cm" svg:y1="15.3cm" svg:x2="17.438cm" svg:y2="15.56cm">
            <text:p text:style-name="P2"/>
          </draw:line>
          <draw:line draw:style-name="gr13" draw:layer="layout" svg:x1="15.877cm" svg:y1="16.341cm" svg:x2="16.137cm" svg:y2="16.861cm">
            <text:p text:style-name="P2"/>
          </draw:line>
          <draw:line draw:style-name="gr13" draw:layer="layout" svg:x1="15.617cm" svg:y1="17.122cm" svg:x2="16.137cm" svg:y2="16.862cm">
            <text:p text:style-name="P2"/>
          </draw:line>
          <draw:line draw:style-name="gr13" draw:layer="layout" svg:x1="15.877cm" svg:y1="14.78cm" svg:x2="15.877cm" svg:y2="15.3cm">
            <text:p text:style-name="P2"/>
          </draw:line>
          <draw:line draw:style-name="gr13" draw:layer="layout" svg:x1="16.398cm" svg:y1="14.52cm" svg:x2="16.918cm" svg:y2="14.78cm">
            <text:p text:style-name="P2"/>
          </draw:line>
          <draw:line draw:style-name="gr13" draw:layer="layout" svg:x1="17.178cm" svg:y1="14.26cm" svg:x2="16.918cm" svg:y2="14.52cm">
            <text:p text:style-name="P2"/>
          </draw:line>
          <draw:line draw:style-name="gr13" draw:layer="layout" svg:x1="17.699cm" svg:y1="14.26cm" svg:x2="17.699cm" svg:y2="14.78cm">
            <text:p text:style-name="P2"/>
          </draw:line>
          <draw:line draw:style-name="gr13" draw:layer="layout" svg:x1="18.219cm" svg:y1="14.52cm" svg:x2="18.739cm" svg:y2="14.52cm">
            <text:p text:style-name="P2"/>
          </draw:line>
          <draw:line draw:style-name="gr13" draw:layer="layout" svg:x1="18.739cm" svg:y1="15.561cm" svg:x2="18.479cm" svg:y2="15.821cm">
            <text:p text:style-name="P2"/>
          </draw:line>
          <draw:line draw:style-name="gr13" draw:layer="layout" svg:x1="18.739cm" svg:y1="16.081cm" svg:x2="18.739cm" svg:y2="16.341cm">
            <text:p text:style-name="P2"/>
          </draw:line>
          <draw:line draw:style-name="gr13" draw:layer="layout" svg:x1="17.438cm" svg:y1="16.601cm" svg:x2="17.958cm" svg:y2="17.121cm">
            <text:p text:style-name="P2"/>
          </draw:line>
          <draw:line draw:style-name="gr13" draw:layer="layout" svg:x1="17.178cm" svg:y1="15.561cm" svg:x2="16.918cm" svg:y2="16.081cm">
            <text:p text:style-name="P2"/>
          </draw:line>
          <draw:line draw:style-name="gr13" draw:layer="layout" svg:x1="16.658cm" svg:y1="16.341cm" svg:x2="17.178cm" svg:y2="16.861cm">
            <text:p text:style-name="P2"/>
          </draw:line>
          <draw:line draw:style-name="gr13" draw:layer="layout" svg:x1="16.919cm" svg:y1="17.122cm" svg:x2="16.138cm" svg:y2="17.382cm">
            <text:p text:style-name="P2"/>
          </draw:line>
          <draw:line draw:style-name="gr13" draw:layer="layout" svg:x1="16.398cm" svg:y1="16.862cm" svg:x2="16.658cm" svg:y2="17.122cm">
            <text:p text:style-name="P2"/>
          </draw:line>
          <draw:line draw:style-name="gr13" draw:layer="layout" svg:x1="17.178cm" svg:y1="15.82cm" svg:x2="16.918cm" svg:y2="15.3cm">
            <text:p text:style-name="P2"/>
          </draw:line>
          <draw:line draw:style-name="gr13" draw:layer="layout" svg:x1="16.658cm" svg:y1="15.561cm" svg:x2="16.138cm" svg:y2="14.78cm">
            <text:p text:style-name="P2"/>
          </draw:line>
          <draw:line draw:style-name="gr13" draw:layer="layout" svg:x1="16.918cm" svg:y1="14.78cm" svg:x2="17.699cm" svg:y2="15.04cm">
            <text:p text:style-name="P2"/>
          </draw:line>
          <draw:line draw:style-name="gr13" draw:layer="layout" svg:x1="17.438cm" svg:y1="14.26cm" svg:x2="18.479cm" svg:y2="14cm">
            <text:p text:style-name="P2"/>
          </draw:line>
        </draw:g>
        <draw:line draw:style-name="gr14" draw:layer="layout" svg:x1="21.168cm" svg:y1="12.248cm" svg:x2="22.055cm" svg:y2="12.69cm">
          <text:p text:style-name="P2"/>
        </draw:line>
        <draw:line draw:style-name="gr14" draw:layer="layout" svg:x1="24.273cm" svg:y1="12.248cm" svg:x2="23.829cm" svg:y2="13.132cm">
          <text:p text:style-name="P2"/>
        </draw:line>
        <draw:line draw:style-name="gr14" draw:layer="layout" svg:x1="25.16cm" svg:y1="14.458cm" svg:x2="25.604cm" svg:y2="14.9cm">
          <text:p text:style-name="P2"/>
        </draw:line>
        <draw:line draw:style-name="gr14" draw:layer="layout" svg:x1="23.385cm" svg:y1="15.342cm" svg:x2="23.385cm" svg:y2="16.226cm">
          <text:p text:style-name="P2"/>
        </draw:line>
        <draw:line draw:style-name="gr14" draw:layer="layout" svg:x1="21.611cm" svg:y1="14.458cm" svg:x2="22.498cm" svg:y2="14.9cm">
          <text:p text:style-name="P2"/>
        </draw:line>
        <draw:line draw:style-name="gr14" draw:layer="layout" svg:x1="23.829cm" svg:y1="13.574cm" svg:x2="22.498cm" svg:y2="14.016cm">
          <text:p text:style-name="P2"/>
        </draw:line>
        <draw:line draw:style-name="gr14" draw:layer="layout" svg:x1="24.273cm" svg:y1="14.9cm" svg:x2="24.717cm" svg:y2="15.342cm">
          <text:p text:style-name="P2"/>
        </draw:line>
        <draw:line draw:style-name="gr14" draw:layer="layout" svg:x1="25.604cm" svg:y1="16.226cm" svg:x2="25.16cm" svg:y2="17.11cm">
          <text:p text:style-name="P2"/>
        </draw:line>
        <draw:line draw:style-name="gr14" draw:layer="layout" svg:x1="22.498cm" svg:y1="16.668cm" svg:x2="22.498cm" svg:y2="17.11cm">
          <text:p text:style-name="P2"/>
        </draw:line>
        <draw:line draw:style-name="gr14" draw:layer="layout" svg:x1="24.273cm" svg:y1="16.668cm" svg:x2="24.717cm" svg:y2="17.11cm">
          <text:p text:style-name="P2"/>
        </draw:line>
        <draw:line draw:style-name="gr14" draw:layer="layout" svg:x1="26.491cm" svg:y1="16.668cm" svg:x2="26.047cm" svg:y2="17.11cm">
          <text:p text:style-name="P2"/>
        </draw:line>
        <draw:line draw:style-name="gr14" draw:layer="layout" svg:x1="25.603cm" svg:y1="15.784cm" svg:x2="26.49cm" svg:y2="16.226cm">
          <text:p text:style-name="P2"/>
        </draw:line>
        <draw:line draw:style-name="gr14" draw:layer="layout" svg:x1="25.603cm" svg:y1="13.574cm" svg:x2="26.49cm" svg:y2="13.132cm">
          <text:p text:style-name="P2"/>
        </draw:line>
        <draw:line draw:style-name="gr14" draw:layer="layout" svg:x1="25.16cm" svg:y1="12.248cm" svg:x2="25.604cm" svg:y2="13.132cm">
          <text:p text:style-name="P2"/>
        </draw:line>
        <draw:line draw:style-name="gr14" draw:layer="layout" svg:x1="24.717cm" svg:y1="13.574cm" svg:x2="24.273cm" svg:y2="14.016cm">
          <text:p text:style-name="P2"/>
        </draw:line>
        <draw:line draw:style-name="gr14" draw:layer="layout" svg:x1="21.611cm" svg:y1="15.342cm" svg:x2="22.055cm" svg:y2="16.226cm">
          <text:p text:style-name="P2"/>
        </draw:line>
        <draw:line draw:style-name="gr14" draw:layer="layout" svg:x1="21.168cm" svg:y1="16.668cm" svg:x2="22.055cm" svg:y2="16.226cm">
          <text:p text:style-name="P2"/>
        </draw:line>
        <draw:line draw:style-name="gr14" draw:layer="layout" svg:x1="21.611cm" svg:y1="12.69cm" svg:x2="21.611cm" svg:y2="13.574cm">
          <text:p text:style-name="P2"/>
        </draw:line>
        <draw:line draw:style-name="gr14" draw:layer="layout" svg:x1="22.498cm" svg:y1="12.248cm" svg:x2="23.385cm" svg:y2="12.69cm">
          <text:p text:style-name="P2"/>
        </draw:line>
        <draw:line draw:style-name="gr14" draw:layer="layout" svg:x1="23.829cm" svg:y1="11.806cm" svg:x2="23.385cm" svg:y2="12.248cm">
          <text:p text:style-name="P2"/>
        </draw:line>
        <draw:line draw:style-name="gr14" draw:layer="layout" svg:x1="24.716cm" svg:y1="11.806cm" svg:x2="24.716cm" svg:y2="12.69cm">
          <text:p text:style-name="P2"/>
        </draw:line>
        <draw:line draw:style-name="gr14" draw:layer="layout" svg:x1="25.603cm" svg:y1="12.248cm" svg:x2="26.49cm" svg:y2="12.248cm">
          <text:p text:style-name="P2"/>
        </draw:line>
        <draw:line draw:style-name="gr14" draw:layer="layout" svg:x1="26.491cm" svg:y1="14.016cm" svg:x2="26.047cm" svg:y2="14.458cm">
          <text:p text:style-name="P2"/>
        </draw:line>
        <draw:line draw:style-name="gr14" draw:layer="layout" svg:x1="26.49cm" svg:y1="14.9cm" svg:x2="26.49cm" svg:y2="15.342cm">
          <text:p text:style-name="P2"/>
        </draw:line>
        <draw:line draw:style-name="gr14" draw:layer="layout" svg:x1="24.273cm" svg:y1="15.784cm" svg:x2="25.16cm" svg:y2="16.668cm">
          <text:p text:style-name="P2"/>
        </draw:line>
        <draw:line draw:style-name="gr14" draw:layer="layout" svg:x1="23.829cm" svg:y1="14.016cm" svg:x2="23.385cm" svg:y2="14.9cm">
          <text:p text:style-name="P2"/>
        </draw:line>
        <draw:line draw:style-name="gr14" draw:layer="layout" svg:x1="22.942cm" svg:y1="15.342cm" svg:x2="23.829cm" svg:y2="16.226cm">
          <text:p text:style-name="P2"/>
        </draw:line>
        <draw:line draw:style-name="gr14" draw:layer="layout" svg:x1="23.386cm" svg:y1="16.668cm" svg:x2="22.055cm" svg:y2="17.11cm">
          <text:p text:style-name="P2"/>
        </draw:line>
        <draw:line draw:style-name="gr14" draw:layer="layout" svg:x1="22.498cm" svg:y1="16.226cm" svg:x2="22.942cm" svg:y2="16.668cm">
          <text:p text:style-name="P2"/>
        </draw:line>
        <draw:line draw:style-name="gr14" draw:layer="layout" svg:x1="23.829cm" svg:y1="14.458cm" svg:x2="23.385cm" svg:y2="13.574cm">
          <text:p text:style-name="P2"/>
        </draw:line>
        <draw:line draw:style-name="gr14" draw:layer="layout" svg:x1="22.942cm" svg:y1="14.016cm" svg:x2="22.055cm" svg:y2="12.69cm">
          <text:p text:style-name="P2"/>
        </draw:line>
        <draw:line draw:style-name="gr14" draw:layer="layout" svg:x1="23.385cm" svg:y1="12.69cm" svg:x2="24.716cm" svg:y2="13.132cm">
          <text:p text:style-name="P2"/>
        </draw:line>
        <draw:line draw:style-name="gr14" draw:layer="layout" svg:x1="24.273cm" svg:y1="11.806cm" svg:x2="26.047cm" svg:y2="11.364cm">
          <text:p text:style-name="P2"/>
        </draw:line>
        <draw:line draw:style-name="gr15" draw:layer="layout" svg:x1="19cm" svg:y1="16cm" svg:x2="20.821cm" svg:y2="16cm">
          <text:p text:style-name="P2"/>
        </draw:line>
        <presentation:notes draw:style-name="dp2">
          <draw:page-thumbnail draw:style-name="gr1" draw:layer="layout" svg:width="13.706cm" svg:height="10.28cm" svg:x="3.647cm" svg:y="2.853cm" draw:page-number="6" presentation:class="page"/>
          <draw:frame presentation:style-name="pr2"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4T3">
        <office:forms form:automatic-focus="false" form:apply-design-mode="false"/>
        <draw:frame presentation:style-name="pr3" draw:text-style-name="P2" draw:layer="layout" svg:width="23.912cm" svg:height="3.508cm" svg:x="2.058cm" svg:y="0.784cm" presentation:class="title">
          <draw:text-box>
            <text:p text:style-name="P2">Adapting to finite inputs:<text:line-break/>Approach 1: receptors</text:p>
          </draw:text-box>
        </draw:frame>
        <draw:frame presentation:style-name="pr10" draw:text-style-name="P3" draw:layer="layout" svg:width="11.891cm" svg:height="13.716cm" svg:x="2.058cm" svg:y="5.453cm" presentation:class="outline">
          <draw:text-box>
            <text:list text:style-name="L2">
              <text:list-item>
                <text:p text:style-name="P3">Receptors adapt easily to any size for the same font</text:p>
              </text:list-item>
            </text:list>
            <text:list text:style-name="L2">
              <text:list-item>
                <text:p text:style-name="P3">Arbitrary number of inputs can be used.</text:p>
              </text:list-item>
            </text:list>
            <text:list text:style-name="L2">
              <text:list-item>
                <text:p text:style-name="P3">No processing is done on the actual letter bitmap</text:p>
              </text:list-item>
            </text:list>
          </draw:text-box>
        </draw:frame>
        <draw:frame presentation:style-name="pr4" draw:layer="layout" svg:width="11.891cm" svg:height="14.488cm" svg:x="14.544cm" svg:y="5.453cm" presentation:class="outline" presentation:user-transformed="true">
          <draw:text-box>
            <text:list text:style-name="L2">
              <text:list-item>
                <text:p text:style-name="P3">Minor changes in aspect ratio result in different readings</text:p>
              </text:list-item>
            </text:list>
            <text:list text:style-name="L2">
              <text:list-item>
                <text:p text:style-name="P3">Accuracy is lost in finer detail (especially for small characters)</text:p>
              </text:list-item>
            </text:list>
            <text:list text:style-name="L2">
              <text:list-item>
                <text:p text:style-name="P3">Serif/sans-serif distinction is often lost</text:p>
              </text:list-item>
            </text:list>
          </draw:text-box>
        </draw:frame>
        <draw:line draw:style-name="gr16" draw:layer="layout" svg:x1="14.5cm" svg:y1="5.5cm" svg:x2="14.5cm" svg:y2="19.5cm">
          <text:p text:style-name="P2"/>
        </draw:line>
        <presentation:notes draw:style-name="dp2">
          <draw:page-thumbnail draw:style-name="gr1" draw:layer="layout" svg:width="13.706cm" svg:height="10.28cm" svg:x="3.647cm" svg:y="2.853cm" draw:page-number="7" presentation:class="page"/>
          <draw:frame presentation:style-name="pr2"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5T10">
        <office:forms form:automatic-focus="false" form:apply-design-mode="false"/>
        <draw:frame presentation:style-name="pr3" draw:text-style-name="P2" draw:layer="layout" svg:width="23.912cm" svg:height="3.508cm" svg:x="2.058cm" svg:y="0.784cm" presentation:class="title">
          <draw:text-box>
            <text:p text:style-name="P2">Adapting to finite inputs:<text:line-break/>Approach 2: resizing</text:p>
          </draw:text-box>
        </draw:frame>
        <draw:frame presentation:style-name="pr11" draw:text-style-name="P3" draw:layer="layout" svg:width="24.442cm" svg:height="7.547cm" svg:x="2.058cm" svg:y="5cm" presentation:class="outline" presentation:user-transformed="true">
          <draw:text-box>
            <text:list text:style-name="L2">
              <text:list-item>
                <text:p text:style-name="P3">Original character bitmaps are scaled to best match training data.</text:p>
              </text:list-item>
            </text:list>
            <text:list text:style-name="L2">
              <text:list-item>
                <text:p text:style-name="P3">Pixels are then serialised and used as input</text:p>
              </text:list-item>
            </text:list>
          </draw:text-box>
        </draw:frame>
        <draw:rect draw:style-name="gr17" draw:layer="layout" svg:width="2.5cm" svg:height="7cm" svg:x="5cm" svg:y="12cm">
          <text:p text:style-name="P2"/>
        </draw:rect>
        <draw:rect draw:style-name="gr12" draw:layer="layout" svg:width="3cm" svg:height="4cm" svg:x="12.5cm" svg:y="12cm">
          <text:p text:style-name="P2"/>
        </draw:rect>
        <draw:rect draw:style-name="gr12" draw:layer="layout" svg:width="3cm" svg:height="4cm" svg:x="21cm" svg:y="12cm">
          <text:p text:style-name="P2"/>
        </draw:rect>
        <draw:rect draw:style-name="gr17" draw:layer="layout" svg:width="1.429cm" svg:height="4cm" svg:x="21cm" svg:y="12cm">
          <text:p text:style-name="P2"/>
        </draw:rect>
        <draw:frame draw:style-name="gr5" draw:layer="layout" svg:width="5.569cm" svg:height="0.987cm" svg:x="3.5cm" svg:y="10.5cm">
          <draw:text-box>
            <text:p text:style-name="P2">Letter bitmap</text:p>
          </draw:text-box>
        </draw:frame>
        <draw:frame draw:style-name="gr5" draw:layer="layout" svg:width="5.768cm" svg:height="0.987cm" svg:x="11cm" svg:y="10.513cm">
          <draw:text-box>
            <text:p text:style-name="P2">Net input size</text:p>
          </draw:text-box>
        </draw:frame>
        <draw:frame draw:style-name="gr5" draw:layer="layout" svg:width="0.472cm" svg:height="0.987cm" svg:x="13.528cm" svg:y="16.013cm">
          <draw:text-box>
            <text:p text:style-name="P2">x</text:p>
          </draw:text-box>
        </draw:frame>
        <draw:frame draw:style-name="gr5" draw:layer="layout" svg:width="0.468cm" svg:height="0.987cm" svg:x="15.532cm" svg:y="13.5cm">
          <draw:text-box>
            <text:p text:style-name="P2">y</text:p>
          </draw:text-box>
        </draw:frame>
        <draw:frame draw:style-name="gr5" draw:layer="layout" svg:width="9.726cm" svg:height="0.987cm" svg:x="9.774cm" svg:y="18.013cm">
          <draw:text-box>
            <text:p text:style-name="P2">x*y = number of inputs</text:p>
          </draw:text-box>
        </draw:frame>
        <draw:frame draw:style-name="gr5" draw:layer="layout" svg:width="5.247cm" svg:height="0.987cm" svg:x="19.5cm" svg:y="10.5cm">
          <draw:text-box>
            <text:p text:style-name="P2">Scaled result</text:p>
          </draw:text-box>
        </draw:frame>
        <draw:line draw:style-name="gr18" draw:layer="layout" svg:x1="2.5cm" svg:y1="10.5cm" svg:x2="26cm" svg:y2="10.5cm">
          <text:p text:style-name="P2"/>
        </draw:line>
        <draw:frame draw:style-name="gr5" draw:text-style-name="P11" draw:layer="layout" svg:width="3.761cm" svg:height="0.827cm" draw:transform="rotate (1.5707963267946) translate (22.673cm 16cm)">
          <draw:text-box>
            <text:p text:style-name="P2"><text:span text:style-name="T9">'Dead' area</text:span></text:p>
          </draw:text-box>
        </draw:frame>
        <presentation:notes draw:style-name="dp2">
          <draw:page-thumbnail draw:style-name="gr1" draw:layer="layout" svg:width="13.706cm" svg:height="10.28cm" svg:x="3.647cm" svg:y="2.853cm" draw:page-number="8" presentation:class="page"/>
          <draw:frame presentation:style-name="pr2"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4T3">
        <office:forms form:automatic-focus="false" form:apply-design-mode="false"/>
        <draw:frame presentation:style-name="pr3" draw:text-style-name="P2" draw:layer="layout" svg:width="23.912cm" svg:height="3.508cm" svg:x="2.058cm" svg:y="0.784cm" presentation:class="title">
          <draw:text-box>
            <text:p text:style-name="P2">Adapting to finite inputs:<text:line-break/>Approach 2: resizing</text:p>
          </draw:text-box>
        </draw:frame>
        <draw:frame presentation:style-name="pr10" draw:text-style-name="P3" draw:layer="layout" svg:width="11.891cm" svg:height="13.716cm" svg:x="2.058cm" svg:y="5.453cm" presentation:class="outline" presentation:user-transformed="true">
          <draw:text-box>
            <text:list text:style-name="L2">
              <text:list-item>
                <text:p text:style-name="P3">Minimal detail is lost (the net gets as much data as possible)</text:p>
              </text:list-item>
            </text:list>
            <text:list text:style-name="L2">
              <text:list-item>
                <text:p text:style-name="P3">No sparse zones where few receptors lie; little chance of coincidentally bad placement</text:p>
              </text:list-item>
            </text:list>
          </draw:text-box>
        </draw:frame>
        <draw:frame presentation:style-name="pr4" draw:text-style-name="P3" draw:layer="layout" svg:width="11.891cm" svg:height="13.716cm" svg:x="14.544cm" svg:y="5.453cm" presentation:class="outline" presentation:user-transformed="true">
          <draw:text-box>
            <text:list text:style-name="L2">
              <text:list-item>
                <text:p text:style-name="P3">Prime numbers of inputs result in 1xN or Nx1 resize operations</text:p>
              </text:list-item>
            </text:list>
            <text:list text:style-name="L2">
              <text:list-item>
                <text:p text:style-name="P3">Background colour must be matched in the 'dead zone'</text:p>
              </text:list-item>
            </text:list>
            <text:list text:style-name="L2">
              <text:list-item>
                <text:p text:style-name="P3">Training data must match net size or be scaled</text:p>
              </text:list-item>
            </text:list>
          </draw:text-box>
        </draw:frame>
        <draw:line draw:style-name="gr18" draw:layer="layout" svg:x1="14.5cm" svg:y1="5.5cm" svg:x2="14.5cm" svg:y2="19cm">
          <text:p text:style-name="P2"/>
        </draw:line>
        <presentation:notes draw:style-name="dp2">
          <draw:page-thumbnail draw:style-name="gr1" draw:layer="layout" svg:width="13.706cm" svg:height="10.28cm" svg:x="3.647cm" svg:y="2.853cm" draw:page-number="9" presentation:class="page"/>
          <draw:frame presentation:style-name="pr2"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text-style-name="P2" draw:layer="layout" svg:width="23.912cm" svg:height="3.508cm" svg:x="2.058cm" svg:y="0.784cm" presentation:class="title">
          <draw:text-box>
            <text:p text:style-name="P2">Adapting to finite inputs:<text:line-break/>My implementation</text:p>
          </draw:text-box>
        </draw:frame>
        <draw:frame presentation:style-name="pr10" draw:text-style-name="P3" draw:layer="layout" svg:width="24.369cm" svg:height="13.716cm" svg:x="2.058cm" svg:y="5.453cm" presentation:class="outline" presentation:user-transformed="true">
          <draw:text-box>
            <text:list text:style-name="L2">
              <text:list-item>
                <text:p text:style-name="P3">I implemented resizing:</text:p>
              </text:list-item>
            </text:list>
            <text:list text:style-name="L2">
              <text:list-item>
                <text:list>
                  <text:list-item>
                    <text:p text:style-name="P12">Simplicity – I wished to get a system working within the time limit!</text:p>
                  </text:list-item>
                </text:list>
              </text:list-item>
            </text:list>
            <text:list text:style-name="L2">
              <text:list-item>
                <text:list>
                  <text:list-item>
                    <text:p text:style-name="P12">Exploitation of Java's image processing would allow for edge finding and such</text:p>
                  </text:list-item>
                </text:list>
              </text:list-item>
            </text:list>
            <text:list text:style-name="L2">
              <text:list-item>
                <text:list>
                  <text:list-item>
                    <text:p text:style-name="P12">Preliminary testing indicated good accuracy compared to receptors.</text:p>
                  </text:list-item>
                </text:list>
              </text:list-item>
            </text:list>
            <text:list text:style-name="L2">
              <text:list-item>
                <text:p text:style-name="P3">I have since implemented a receptor net. <text:s/>It is by comparison woefully inadequate, even with nets approximating pixel distributions</text:p>
              </text:list-item>
            </text:list>
          </draw:text-box>
        </draw:frame>
        <presentation:notes draw:style-name="dp2">
          <draw:page-thumbnail draw:style-name="gr1" draw:layer="layout" svg:width="13.706cm" svg:height="10.28cm" svg:x="3.647cm" svg:y="2.853cm" draw:page-number="10" presentation:class="page"/>
          <draw:frame presentation:style-name="pr2"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2" draw:layer="layout" svg:width="23.912cm" svg:height="3.508cm" svg:x="2.058cm" svg:y="0.784cm" presentation:class="title">
          <draw:text-box>
            <text:p text:style-name="P2">Other methods</text:p>
          </draw:text-box>
        </draw:frame>
        <draw:frame presentation:style-name="pr4" draw:layer="layout" svg:width="24.369cm" svg:height="13.716cm" svg:x="2.058cm" svg:y="5.453cm" presentation:class="outline">
          <draw:text-box>
            <text:list text:style-name="L2">
              <text:list-item>
                <text:p text:style-name="P13">Correlation coefficient</text:p>
              </text:list-item>
            </text:list>
            <text:list text:style-name="L2">
              <text:list-item>
                <text:list>
                  <text:list-item>
                    <text:p text:style-name="P14">The best single method</text:p>
                  </text:list-item>
                </text:list>
              </text:list-item>
            </text:list>
            <text:list text:style-name="L2">
              <text:list-item>
                <text:list>
                  <text:list-item>
                    <text:p text:style-name="P14">Has trouble differentiating between certain letters with many overlapping lines</text:p>
                  </text:list-item>
                </text:list>
              </text:list-item>
            </text:list>
            <text:list text:style-name="L2">
              <text:list-item>
                <text:list>
                  <text:list-item>
                    <text:p text:style-name="P14">Is unpredictably affected by the 'dead space' on resized images</text:p>
                  </text:list-item>
                </text:list>
              </text:list-item>
            </text:list>
            <text:list text:style-name="L2">
              <text:list-item>
                <text:p text:style-name="P13">Subtraction of one image from another</text:p>
              </text:list-item>
            </text:list>
            <text:list text:style-name="L2">
              <text:list-item>
                <text:list>
                  <text:list-item>
                    <text:p text:style-name="P14">About 30% accurate with perfect data (same as training data)</text:p>
                  </text:list-item>
                </text:list>
              </text:list-item>
            </text:list>
            <text:list text:style-name="L2">
              <text:list-item>
                <text:list>
                  <text:list-item>
                    <text:p text:style-name="P14">Is affected most by misaligned images</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2"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Subtle" draw:style="linear" draw:start-color="#666699" draw:end-color="#333366" draw:start-intensity="100%" draw:end-intensity="100%" draw:angle="450" draw:border="0%"/>
    <draw:hatch draw:name="Blue_20_Triple_20_90_20_Degrees" draw:display-name="Blue Triple 90 Degrees" draw:style="triple" draw:color="#0000ff" draw:distance="0.102cm" draw:rotation="90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5"/>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description>Orange title on dark blue background with orange stripes on bottom border</dc:description>
    <meta:creation-date>2007-06-24T20:36:13</meta:creation-date>
    <dc:date>2007-06-25T00:01:21</dc:date>
    <dc:language>en-US</dc:language>
    <meta:editing-cycles>14</meta:editing-cycles>
    <meta:editing-duration>PT3H25M13S</meta:editing-duration>
    <meta:user-defined meta:name="Info 0"/>
    <meta:user-defined meta:name="Info 1"/>
    <meta:user-defined meta:name="Info 2"/>
    <meta:user-defined meta:name="Info 3"/>
    <meta:document-statistic meta:object-count="165"/>
  </office:meta>
</office:document-meta>
</file>